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aseInitializationTests.assertUsersDatabaseCreated( String ... las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InitializationTests.defaul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InitializationTests.users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Initializ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baseInitializationTests.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InitializationTests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